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640000005D7F60A51F.jpg" manifest:media-type="image/jpeg"/>
  <manifest:file-entry manifest:full-path="Pictures/10000000000000890000007D42441C0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717in"/>
    </style:style>
    <style:style style:name="co2" style:family="table-column">
      <style:table-column-properties fo:break-before="auto" style:column-width="1.602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4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value-type" style:repeat-content="false" fo:border-left="0.74pt solid #000000" fo:border-right="0.99pt solid #000000" fo:border-top="0.74pt solid #000000" style:vertical-align="middle"/>
      <style:paragraph-properties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none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0.99pt solid #000000" style:text-align-source="fix" style:repeat-content="false" fo:border-left="0.74pt solid #000000" fo:border-right="0.99pt solid #000000" fo:border-top="0.74pt solid #000000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99pt solid #000000" style:text-align-source="fix" style:repeat-content="false" fo:border-left="0.74pt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1622in" svg:height="0.1421in" svg:x="5.4626in" svg:y="0.5606in">
            <draw:image xlink:href="Pictures/10000000000000890000007D42441C00.jpg" xlink:type="simple" xlink:show="embed" xlink:actuate="onLoad">
              <text:p/>
            </draw:image>
          </draw:frame>
          <draw:frame draw:z-index="1" draw:name="Image 1" draw:style-name="gr1" draw:text-style-name="P1" svg:width="0.1622in" svg:height="0.1421in" svg:x="5.4583in" svg:y="0.9063in">
            <draw:image xlink:href="Pictures/10000000000000890000007D42441C00.jpg" xlink:type="simple" xlink:show="embed" xlink:actuate="onLoad">
              <text:p/>
            </draw:image>
          </draw:frame>
          <draw:frame draw:z-index="2" draw:name="Image 2" draw:style-name="gr1" draw:text-style-name="P1" svg:width="0.2189in" svg:height="0.1858in" svg:x="5.4374in" svg:y="1.8417in">
            <draw:image xlink:href="Pictures/10000000000000640000005D7F60A51F.jpg" xlink:type="simple" xlink:show="embed" xlink:actuate="onLoad">
              <text:p/>
            </draw:image>
          </draw:frame>
          <draw:frame draw:z-index="3" draw:name="Image 2" draw:style-name="gr1" draw:text-style-name="P1" svg:width="0.2189in" svg:height="0.1858in" svg:x="5.4283in" svg:y="1.3614in">
            <draw:image xlink:href="Pictures/10000000000000640000005D7F60A51F.jpg" xlink:type="simple" xlink:show="embed" xlink:actuate="onLoad">
              <text:p/>
            </draw:image>
          </draw:frame>
          <draw:frame draw:z-index="4" draw:name="Image 2" draw:style-name="gr1" draw:text-style-name="P1" svg:width="0.1417in" svg:height="0.1346in" svg:x="5.4539in" svg:y="1.0965in">
            <draw:image xlink:href="Pictures/10000000000000640000005D7F60A51F.jpg" xlink:type="simple" xlink:show="embed" xlink:actuate="onLoad">
              <text:p/>
            </draw:image>
          </draw:frame>
          <draw:frame draw:z-index="5" draw:name="Image 2" draw:style-name="gr1" draw:text-style-name="P1" svg:width="0.1417in" svg:height="0.1346in" svg:x="5.4583in" svg:y="0.7461in">
            <draw:image xlink:href="Pictures/10000000000000640000005D7F60A51F.jp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10"/>
        <table:table-column table:style-name="co4" table:default-cell-style-name="ce3"/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Specificities</text:p>
          </table:table-cell>
          <table:table-cell table:style-name="ce1" office:value-type="string" calcext:value-type="string">
            <text:p>Implemented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 Exploring autonomously </text:p>
            <text:p> A given hierarchy</text:p>
          </table:table-cell>
          <table:table-cell table:style-name="ce4" office:value-type="string" calcext:value-type="string" table:number-columns-spanned="1" table:number-rows-spanned="2">
            <text:p> Exploring models of </text:p>
            <text:p> Increasing complexity</text:p>
          </table:table-cell>
          <table:table-cell office:value-type="string" calcext:value-type="string">
            <text:p><text:s/>Fixed learning cv</text:p>
          </table:table-cell>
          <table:table-cell/>
        </table:table-row>
        <table:table-row table:style-name="ro1">
          <table:covered-table-cell/>
          <table:covered-table-cell table:style-name="ce5"/>
          <table:table-cell table:style-name="ce11" office:value-type="string" calcext:value-type="string">
            <text:p><text:s/>Dynamic learning cv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2">
            <text:p><text:s/>Top-Down Drive</text:p>
          </table:table-cell>
          <table:table-cell table:style-name="ce12" office:value-type="string" calcext:value-type="string">
            <text:p><text:s/>Tree hierarchy</text:p>
          </table:table-cell>
          <table:table-cell/>
        </table:table-row>
        <table:table-row table:style-name="ro3">
          <table:covered-table-cell/>
          <table:covered-table-cell table:style-name="ce7"/>
          <table:table-cell table:style-name="ce13" office:value-type="string" calcext:value-type="string">
            <text:p><text:s/>Arbitrary hierarchy</text:p>
          </table:table-cell>
          <table:table-cell/>
        </table:table-row>
        <table:table-row table:style-name="ro4">
          <table:table-cell table:style-name="ce2" office:value-type="string" calcext:value-type="string">
            <text:p> Finding interesting</text:p>
            <text:p> Hierarchies</text:p>
          </table:table-cell>
          <table:table-cell table:style-name="ce3" office:value-type="string" calcext:value-type="string">
            <text:p> Exploring hierarchies of </text:p>
            <text:p> Increasing complexity</text:p>
          </table:table-cell>
          <table:table-cell table:style-name="ce3" office:value-type="string" calcext:value-type="string">
            <text:p><text:s/>Given M, S, O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 Learning with </text:p>
            <text:p> Social guidance</text:p>
          </table:table-cell>
          <table:table-cell table:style-name="ce3" office:value-type="string" calcext:value-type="string" table:number-columns-spanned="1" table:number-rows-spanned="3">
            <text:p> Integration of </text:p>
            <text:p> Social guidance</text:p>
          </table:table-cell>
          <table:table-cell office:value-type="string" calcext:value-type="string">
            <text:p><text:s/>Task-space level</text:p>
          </table:table-cell>
          <table:table-cell table:number-columns-spanned="1" table:number-rows-spanned="3"/>
        </table:table-row>
        <table:table-row table:style-name="ro1">
          <table:covered-table-cell/>
          <table:covered-table-cell table:style-name="ce8"/>
          <table:table-cell office:value-type="string" calcext:value-type="string">
            <text:p><text:s/>Model level</text:p>
          </table:table-cell>
          <table:covered-table-cell/>
        </table:table-row>
        <table:table-row table:style-name="ro1">
          <table:covered-table-cell/>
          <table:covered-table-cell table:style-name="ce9"/>
          <table:table-cell table:style-name="ce9" office:value-type="string" calcext:value-type="string">
            <text:p><text:s/>Hierarchy level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5:10:40.782500483</meta:creation-date>
    <dc:date>2015-06-22T16:10:46.608547535</dc:date>
    <meta:editing-duration>PT29M33S</meta:editing-duration>
    <meta:editing-cycles>10</meta:editing-cycles>
    <meta:generator>LibreOffice/4.3.3.2$Linux_X86_64 LibreOffice_project/430m0$Build-2</meta:generator>
    <meta:document-statistic meta:table-count="1" meta:cell-count="19" meta:object-count="6"/>
  </office:meta>
</office:document-meta>
</file>